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monospace"/>
  </office:font-face-decls>
  <office:automatic-styles>
    <style:style style:name="P1" style:family="paragraph" style:parent-style-name="Standard">
      <style:paragraph-properties fo:line-height="150%"/>
      <style:text-properties fo:font-weight="normal" officeooo:rsid="00707659" officeooo:paragraph-rsid="00707659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weight="normal" officeooo:rsid="007184f9" officeooo:paragraph-rsid="007184f9" style:font-weight-asian="normal" style:font-weight-complex="normal"/>
    </style:style>
    <style:style style:name="P3" style:family="paragraph" style:parent-style-name="Standard">
      <style:paragraph-properties fo:line-height="150%"/>
      <style:text-properties fo:font-weight="normal" officeooo:rsid="00762e14" officeooo:paragraph-rsid="00762e14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766db5" officeooo:paragraph-rsid="00766db5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812246" officeooo:paragraph-rsid="00812246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weight="normal" officeooo:rsid="00812246" officeooo:paragraph-rsid="00819b0f" style:font-weight-asian="normal" style:font-weight-complex="normal"/>
    </style:style>
    <style:style style:name="P7" style:family="paragraph" style:parent-style-name="Standard">
      <style:paragraph-properties fo:line-height="150%"/>
      <style:text-properties fo:font-weight="bold" officeooo:rsid="006a358a" officeooo:paragraph-rsid="006a358a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6c20ed" officeooo:paragraph-rsid="006c20ed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6ec527" officeooo:paragraph-rsid="006ec527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707659" officeooo:paragraph-rsid="00707659" style:font-weight-asian="bold" style:font-weight-complex="bold"/>
    </style:style>
    <style:style style:name="P11" style:family="paragraph" style:parent-style-name="Standard">
      <style:paragraph-properties fo:line-height="150%"/>
      <style:text-properties officeooo:rsid="005c45c9" officeooo:paragraph-rsid="005c45c9"/>
    </style:style>
    <style:style style:name="P12" style:family="paragraph" style:parent-style-name="Standard">
      <style:paragraph-properties fo:line-height="150%"/>
      <style:text-properties officeooo:rsid="0061ad9a" officeooo:paragraph-rsid="0061ad9a"/>
    </style:style>
    <style:style style:name="P13" style:family="paragraph" style:parent-style-name="Standard">
      <style:paragraph-properties fo:line-height="150%"/>
      <style:text-properties officeooo:rsid="006c20ed" officeooo:paragraph-rsid="006c20ed"/>
    </style:style>
    <style:style style:name="P14" style:family="paragraph" style:parent-style-name="Standard">
      <style:paragraph-properties fo:line-height="150%"/>
      <style:text-properties officeooo:paragraph-rsid="00819b0f"/>
    </style:style>
    <style:style style:name="P15" style:family="paragraph" style:parent-style-name="Standard" style:list-style-name="L1">
      <style:paragraph-properties fo:line-height="150%"/>
      <style:text-properties officeooo:rsid="005c45c9" officeooo:paragraph-rsid="005c45c9"/>
    </style:style>
    <style:style style:name="P16" style:family="paragraph" style:parent-style-name="Standard" style:list-style-name="L2">
      <style:paragraph-properties fo:line-height="150%"/>
      <style:text-properties fo:font-weight="normal" officeooo:rsid="007184f9" officeooo:paragraph-rsid="007184f9" style:font-weight-asian="normal" style:font-weight-complex="normal"/>
    </style:style>
    <style:style style:name="P17" style:family="paragraph" style:parent-style-name="Standard" style:list-style-name="L3">
      <style:paragraph-properties fo:line-height="150%"/>
      <style:text-properties fo:font-weight="normal" officeooo:rsid="007344bd" officeooo:paragraph-rsid="007344bd" style:font-weight-asian="normal" style:font-weight-complex="normal"/>
    </style:style>
    <style:style style:name="P18" style:family="paragraph" style:parent-style-name="Standard" style:list-style-name="L3">
      <style:paragraph-properties fo:line-height="150%"/>
      <style:text-properties fo:font-weight="normal" officeooo:rsid="00752933" officeooo:paragraph-rsid="00752933" style:font-weight-asian="normal" style:font-weight-complex="normal"/>
    </style:style>
    <style:style style:name="P19" style:family="paragraph" style:parent-style-name="Standard" style:list-style-name="L3">
      <style:paragraph-properties fo:line-height="150%"/>
      <style:text-properties fo:font-weight="normal" officeooo:rsid="00762e14" officeooo:paragraph-rsid="00762e14" style:font-weight-asian="normal" style:font-weight-complex="normal"/>
    </style:style>
    <style:style style:name="P20" style:family="paragraph" style:parent-style-name="Standard">
      <style:paragraph-properties fo:line-height="150%"/>
      <style:text-properties officeooo:rsid="006c20ed" officeooo:paragraph-rsid="005c45c9"/>
    </style:style>
    <style:style style:name="T1" style:family="text">
      <style:text-properties officeooo:rsid="006aecc2"/>
    </style:style>
    <style:style style:name="T2" style:family="text">
      <style:text-properties officeooo:rsid="006bf05b"/>
    </style:style>
    <style:style style:name="T3" style:family="text">
      <style:text-properties officeooo:rsid="007d4dd7"/>
    </style:style>
    <style:style style:name="T4" style:family="text">
      <style:text-properties officeooo:rsid="00812246"/>
    </style:style>
    <style:style style:name="T5" style:family="text">
      <style:text-properties officeooo:rsid="00819b0f"/>
    </style:style>
    <style:style style:name="T6" style:family="text">
      <style:text-properties fo:font-variant="normal" fo:text-transform="none" fo:color="#000000" loext:opacity="100%" style:font-name="Ubuntu Mono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loext:opacity="100%" style:font-name="Ubuntu Mono" fo:font-size="9.75pt" fo:letter-spacing="normal" fo:font-style="normal" fo:font-weight="normal" officeooo:rsid="00819b0f" loext:padding="0in" loext:border="none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1:07:05.645834288</meta:creation-date>
    <dc:date>2023-12-31T15:12:08.631114338</dc:date>
    <meta:editing-duration>PT12H43M6S</meta:editing-duration>
    <meta:editing-cycles>101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